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style:font-name-complex="Arial2"/>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T1" style:family="text">
      <style:text-properties style:font-name="Arial1"/>
    </style:style>
    <style:style style:name="T2" style:family="text">
      <style:text-properties style:font-name="Arial1" style:font-name-complex="Arial2"/>
    </style:style>
    <style:style style:name="T3" style:family="text">
      <style:text-properties style:font-name="Arial1" fo:font-weight="bold" style:font-weight-asian="bold"/>
    </style:style>
    <style:style style:name="T4" style:family="text">
      <style:text-properties style:font-name="Arial1" fo:font-weight="bold" style:font-weight-asian="bold"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Final Project Ideas</text:span></text:p>
      <text:p text:style-name="P2"/>
      <text:p text:style-name="Standard"><text:span text:style-name="T2">Develop a PHP/MySQL application to build one of the following for the “Greenwell Bank Corporation”, a fictitious Vancouver, WA company:</text:span></text:p>
      <text:p text:style-name="P2"/>
      <text:list xml:id="list7482667708870969660" text:style-name="WWNum1">
        <text:list-item>
          <text:p text:style-name="P4"><text:span text:style-name="T2">Safety Training tracking</text:span></text:p>
        </text:list-item>
        <text:list-item>
          <text:p text:style-name="P4"><text:span text:style-name="T2">Project Management</text:span></text:p>
        </text:list-item>
        <text:list-item>
          <text:p text:style-name="P4"><text:span text:style-name="T2">Customer Self Service</text:span></text:p>
        </text:list-item>
        <text:list-item>
          <text:p text:style-name="P4"><text:span text:style-name="T2">IT Help Desk</text:span></text:p>
        </text:list-item>
      </text:list>
      <text:p text:style-name="P1"/>
      <text:p text:style-name="Standard"><text:span text:style-name="T3">1) Safety Training Tracking</text:span></text:p>
      <text:p text:style-name="P1"/>
      <text:p text:style-name="Standard"><text:span text:style-name="T1">This application will be used by our Plant and Facilities Department to track the various training courses that staff of the bank take. Employees are required to take 6 courses a year, some are required and some are electives. The application should be able to generate reports that show which staff have and have not met the 6 class requirements. Users of the system should be able to login and see their courses as well as the courses that they have left to take. Administrators should be able to have access to all records and be able to edit any of them. Users should only be allowed to edit their records only. All users will be required to login to the application before they can see any data. These are just some of the requirements that the app needs to have.</text:span></text:p>
      <text:p text:style-name="P1"/>
      <text:p text:style-name="P1"/>
      <text:p text:style-name="Standard"><text:span text:style-name="T3">2) Project Management </text:span></text:p>
      <text:p text:style-name="P1"/>
      <text:p text:style-name="Standard"><text:span text:style-name="T1">This application will track projects within the bank. Users should be able to login, create new projects, create tasks, and assign tasks to people. Projects should consist of people who can access the project, create tasks etc. Only those on a project team should be able to modify the project records. Users of the system will be required to login to see any of the data in the system. People should be able to login and see all of the tasks that they have assigned to them. Projects should have a “status” – “Active”, “Inactive”, “On-Hold”. Users of the system should be able to filter by the project status. They should also be able to see a list of their tasks across all projects. These are just some of the requirements that the app needs to have.</text:span></text:p>
      <text:p text:style-name="P1"/>
      <text:p text:style-name="Standard"><text:span text:style-name="T3">3) Customer Self Service</text:span></text:p>
      <text:p text:style-name="P1"/>
      <text:p text:style-name="Standard"><text:span text:style-name="T1">The bank needs a way for customers to get assistance from the bank. The application will have to allow our customers and prospects to submit forms to the bank for our customer service agents to handle. Customers will have to first create an account on the system in order for them to participate. Customers should be able to go into the system to see the status of their requests. Bank staff who will use the system need to be able to take action on customer </text:span><text:soft-page-break/><text:span text:style-name="T1">requests. Customers should only see their data. These are just some of the requirements that the app needs to have.</text:span></text:p>
      <text:p text:style-name="P1"/>
      <text:p text:style-name="Standard"><text:span text:style-name="T3">4) IT Help Desk</text:span></text:p>
      <text:p text:style-name="P1"/>
      <text:p text:style-name="Standard"><text:span text:style-name="T1">The banks IT department currently has no system to track IT related computer issues raised by staff. This has led to not so positive reviews of IT. What the bank needs to make IT responsible for logging, prioritizing, and handling tickets. Users of the system should be able to create a ticket (after they login) and follow the status of their ticket throughout it’s lifecycle. Users should be able to see all of their tickets filtered by the tickets status. IT staff will have an interface that allows them to see new tickets, tickets by assigned IT staff, tickets by users and tickets by department. The system should also contain a list of the current PC equipment each user has. These are just some of the requirements that the app needs to have.</text:span></text:p>
      <text:p text:style-name="P1"/>
      <text:p text:style-name="Standard"><text:span text:style-name="T1">5) 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ce Elgort</meta:initial-creator>
    <dc:creator>Bruce Elgort</dc:creator>
    <meta:editing-cycles>7</meta:editing-cycles>
    <meta:creation-date>2014-04-08T15:27:00</meta:creation-date>
    <dc:date>2014-04-08T15:58:00</dc:date>
    <meta:editing-duration>PT19S</meta:editing-duration>
    <meta:generator>OpenOffice.org/3.4.1$Win32 OpenOffice.org_project/341m1$Build-9593</meta:generator>
    <meta:document-statistic meta:table-count="0" meta:image-count="0" meta:object-count="0" meta:page-count="2" meta:paragraph-count="15" meta:word-count="571" meta:character-count="32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